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50.64mm" table:align="margins" style:writing-mode="lr-tb"/>
    </style:style>
    <style:style style:name="Table4.A" style:family="table-column">
      <style:table-column-properties style:column-width="75.32mm" style:rel-column-width="32767*"/>
    </style:style>
    <style:style style:name="Table4.B" style:family="table-column">
      <style:table-column-properties style:column-width="75.32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8.89mm" fo:margin-right="0mm" fo:margin-top="2.54mm" fo:margin-bottom="0mm" fo:text-indent="0mm" style:auto-text-indent="false">
        <style:tab-stops>
          <style:tab-stop style:position="83.94mm" style:type="right" style:leader-style="solid" style:leader-text="_"/>
          <style:tab-stop style:position="149.23mm" style:type="right" style:leader-style="solid" style:leader-text="_"/>
        </style:tab-stops>
      </style:paragraph-properties>
    </style:style>
    <style:style style:name="P2" style:family="paragraph" style:parent-style-name="Standard">
      <style:paragraph-properties fo:margin-left="1.27mm" fo:margin-right="0mm" fo:margin-top="1.91mm" fo:margin-bottom="0mm" fo:text-indent="2.54mm" style:auto-text-indent="false"/>
    </style:style>
    <style:style style:name="P3" style:family="paragraph" style:parent-style-name="Standard">
      <style:paragraph-properties fo:margin-left="5.08mm" fo:margin-right="0mm" fo:margin-top="5.08mm" fo:margin-bottom="0mm" fo:text-indent="0mm" style:auto-text-indent="false">
        <style:tab-stops>
          <style:tab-stop style:position="37.59mm" style:leader-style="solid" style:leader-text="_"/>
          <style:tab-stop style:position="83.94mm" style:type="right" style:leader-style="solid" style:leader-text="_"/>
          <style:tab-stop style:position="96.78mm" style:type="right" style:leader-style="solid" style:leader-text="_"/>
        </style:tab-stops>
      </style:paragraph-properties>
    </style:style>
    <style:style style:name="P4" style:family="paragraph" style:parent-style-name="Standard">
      <style:paragraph-properties fo:margin-left="66.04mm" fo:margin-right="0mm" fo:margin-top="6.99mm" fo:margin-bottom="1.27mm" fo:line-height="83%" fo:text-indent="0mm" style:auto-text-indent="false">
        <style:tab-stops>
          <style:tab-stop style:position="83.94mm" style:type="right"/>
          <style:tab-stop style:position="95.32mm" style:type="right" style:leader-style="solid" style:leader-text="_"/>
        </style:tab-stops>
      </style:paragraph-properties>
    </style:style>
    <style:style style:name="P5" style:family="paragraph" style:parent-style-name="Standard">
      <style:paragraph-properties fo:margin-top="3.81mm" fo:margin-bottom="0mm" fo:text-align="end" style:justify-single-word="false"/>
      <style:text-properties fo:color="#000000" style:font-name="Times New Roman" fo:font-size="9.5pt" fo:letter-spacing="-0.07mm" style:font-size-asian="9.5pt"/>
    </style:style>
    <style:style style:name="P6" style:family="paragraph" style:parent-style-name="Standard">
      <style:paragraph-properties fo:margin-left="104.14mm" fo:margin-right="0mm" fo:margin-top="3.18mm" fo:margin-bottom="0mm" fo:line-height="85%" fo:text-indent="0mm" style:auto-text-indent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margin-left="1.27mm" fo:margin-right="0mm" fo:margin-top="2.54mm" fo:margin-bottom="0mm" fo:text-indent="0mm" style:auto-text-indent="false"/>
      <style:text-properties fo:color="#000000" style:font-name="Times New Roman" fo:letter-spacing="-0.11mm" fo:font-weight="bold" style:font-weight-asian="bold"/>
    </style:style>
    <style:style style:name="P8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letter-spacing="-0.11mm" fo:font-weight="bold" style:font-weight-asian="bold"/>
    </style:style>
    <style:style style:name="P9" style:family="paragraph" style:parent-style-name="Standard">
      <style:paragraph-properties fo:margin-top="3.18mm" fo:margin-bottom="0mm" fo:line-height="241%" fo:text-align="center" style:justify-single-word="false"/>
    </style:style>
    <style:style style:name="P1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18" style:family="paragraph" style:parent-style-name="Standard">
      <style:paragraph-properties fo:margin-left="8.89mm" fo:margin-right="0.23mm" fo:margin-top="2.54mm" fo:margin-bottom="0mm" fo:text-indent="0mm" style:auto-text-indent="false">
        <style:tab-stops/>
      </style:paragraph-properties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3.5pt" style:font-size-asian="13.5pt"/>
    </style:style>
    <style:style style:name="P20" style:family="paragraph" style:parent-style-name="Standard" style:list-style-name="WWNum1">
      <style:paragraph-properties fo:margin-left="11.43mm" fo:margin-right="0mm" fo:margin-top="1.27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07mm" fo:font-weight="bold" style:font-weight-asian="bold"/>
    </style:style>
    <style:style style:name="P21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07mm" fo:font-weight="bold" style:font-weight-asian="bold"/>
    </style:style>
    <style:style style:name="P22" style:family="paragraph" style:parent-style-name="Standard" style:list-style-name="WWNum1">
      <style:paragraph-properties fo:margin-left="11.43mm" fo:margin-right="0mm" fo:margin-top="1.91mm" fo:margin-bottom="0mm" fo:text-indent="0mm" style:auto-text-indent="false">
        <style:tab-stops>
          <style:tab-stop style:position="20.32mm" style:type="char" style:char="."/>
        </style:tab-stops>
      </style:paragraph-properties>
      <style:text-properties fo:color="#000000" style:font-name="Times New Roman" fo:letter-spacing="-0.11mm" fo:font-weight="bold" style:font-weight-asian="bold"/>
    </style:style>
    <style:style style:name="P23" style:family="paragraph" style:parent-style-name="Standard">
      <style:paragraph-properties fo:margin-left="1.27mm" fo:margin-right="0mm" fo:margin-top="9.53mm" fo:margin-bottom="1.91mm" fo:text-indent="0mm" style:auto-text-indent="false"/>
      <style:text-properties fo:color="#000000" style:font-name="Times New Roman" fo:font-size="9.5pt" fo:letter-spacing="-0.09mm" style:font-size-asian="9.5pt"/>
    </style:style>
    <style:style style:name="T1" style:family="text">
      <style:text-properties fo:color="#000000" style:font-name="Times New Roman" fo:letter-spacing="-0.11mm" fo:font-weight="bold" style:font-weight-asian="bold"/>
    </style:style>
    <style:style style:name="T2" style:family="text">
      <style:text-properties fo:color="#000000" style:font-name="Times New Roman" fo:font-weight="bold" style:font-weight-asian="bold"/>
    </style:style>
    <style:style style:name="T3" style:family="text">
      <style:text-properties fo:color="#000000" style:font-name="Times New Roman" fo:letter-spacing="0.21mm" fo:font-weight="bold" style:font-weight-asian="bold"/>
    </style:style>
    <style:style style:name="T4" style:family="text">
      <style:text-properties fo:color="#000000" style:font-name="Times New Roman" fo:letter-spacing="0.32mm" fo:font-weight="bold" style:font-weight-asian="bold"/>
    </style:style>
    <style:style style:name="T5" style:family="text">
      <style:text-properties fo:color="#000000" style:font-name="Times New Roman" fo:letter-spacing="-0.04mm" fo:font-weight="bold" style:font-weight-asian="bold"/>
    </style:style>
    <style:style style:name="T6" style:family="text">
      <style:text-properties fo:color="#000000" style:font-name="Times New Roman" fo:letter-spacing="-0.12mm" fo:font-weight="bold" style:font-weight-asian="bold"/>
    </style:style>
    <style:style style:name="T7" style:family="text">
      <style:text-properties fo:color="#000000" style:font-name="Times New Roman" fo:letter-spacing="-0.14mm" fo:font-weight="bold" style:font-weight-asian="bold"/>
    </style:style>
    <style:style style:name="T8" style:family="text">
      <style:text-properties fo:color="#000000" style:font-name="Times New Roman" fo:letter-spacing="-0.18mm" fo:font-weight="bold" style:font-weight-asian="bold"/>
    </style:style>
    <style:style style:name="T9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6" style:family="text">
      <style:text-properties style:text-line-through-style="none" style:text-position="0% 100%" fo:font-size="10.5pt" fo:letter-spacing="0.11mm" fo:language="en" fo:country="US" style:font-name-asian="Calibri1" style:font-size-asian="10.5pt" style:language-asian="zh" style:country-asian="CN" style:font-name-complex="Courier New" style:font-size-complex="10.5pt" style:text-scale="100%"/>
    </style:style>
    <style:style style:name="T17" style:family="text">
      <style:text-properties style:text-line-through-style="none" style:text-position="0% 100%" fo:font-size="10.5pt" fo:letter-spacing="normal" fo:language="en" fo:country="US" style:font-name-asian="Calibri1" style:font-size-asian="10.5pt" style:language-asian="zh" style:country-asian="CN" style:font-name-complex="Courier New" style:font-size-complex="10.5pt" style:text-scale="100%"/>
    </style:style>
    <style:style style:name="gr1" style:family="graphic">
      <style:graphic-properties draw:stroke="solid" svg:stroke-width="0.12mm" svg:stroke-color="#000000" draw:stroke-linejoin="round" draw:fill="solid" draw:fill-color="#ffffff" fo:min-height="0.02mm" fo:min-width="0.02mm" fo:padding-top="0.05mm" fo:padding-bottom="0.05mm" fo:padding-left="0.05mm" fo:padding-right="0.0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THE COMPANIES ACT <text:line-break/>(CHAPTER 50)</text:p>
      <text:p text:style-name="P5">SECTION 12B (3)</text:p>
      <text:p text:style-name="P9"><text:span text:style-name="T1">NOTICE OF ERROR IN DOCUMENT LODGED <text:line-break/></text:span><text:span text:style-name="T2">FORM 5A</text:span></text:p>
      <text:p text:style-name="P6">Folio No.</text:p>
      <text:p text:style-name="P7">Name of Company : <text:span text:style-name="T16"><text:placeholder text:placeholder-type="text">&lt;o.name&gt;</text:placeholder></text:span></text:p>
      <text:p text:style-name="P8">Company No.: <text:span text:style-name="T17"><text:placeholder text:placeholder-type="text">&lt;o.uen&gt;</text:placeholder></text:span></text:p>
      <text:p text:style-name="P18"><text:span text:style-name="T2">I,</text:span><text:span text:style-name="T3"> </text:span><text:span text:style-name="T14"><text:placeholder text:placeholder-type="text">&lt;get_director1(o.id)['name']&gt;</text:placeholder></text:span><text:span text:style-name="T3">(name), of </text:span><text:span text:style-name="T14"><text:placeholder text:placeholder-type="text">&lt;get_partner_full_address(get_director1(o.id)['id'])&gt;</text:placeholder></text:span><text:span text:style-name="T3"> </text:span></text:p>
      <text:p text:style-name="P1"><text:span text:style-name="T2">*NRIC /</text:span><text:span text:style-name="T4">Passport No : </text:span><text:span text:style-name="T15"><text:placeholder text:placeholder-type="text">&lt;get_director1(o.id)['nric']&gt;</text:placeholder></text:span><text:span text:style-name="T4"> , a *director/secretary of the </text:span><text:bookmark text:name="_GoBack"/><text:span text:style-name="T4">abovenamed company hereby </text:span><text:span text:style-name="T5">give notice of the following typographical or clerical error contained in a document lodged </text:span><text:span text:style-name="T1">with the Registry:</text:span></text:p>
      <text:list xml:id="list17558473401" text:style-name="WWNum1">
        <text:list-item>
          <text:p text:style-name="P20">Type of Document:</text:p>
        </text:list-item>
        <text:list-item>
          <text:p text:style-name="P21">Date of Document:</text:p>
        </text:list-item>
        <text:list-item>
          <text:p text:style-name="P21">Date of lodgement of Document:</text:p>
        </text:list-item>
        <text:list-item>
          <text:p text:style-name="P22">Description of Incorrect Information:</text:p>
        </text:list-item>
        <text:list-item>
          <text:p text:style-name="P22">Description of Correct Information:</text:p>
        </text:list-item>
      </text:list>
      <text:p text:style-name="P2"><text:span text:style-name="T1">I confirm that the abovementioned error arose as a result of a typographical or clerical error </text:span><text:span text:style-name="T6">and that no third parties are or will be prejudiced by the error.</text:span></text:p>
      <text:p text:style-name="P3"><text:span text:style-name="T7">Dated this<text:tab/></text:span><text:span text:style-name="T2">day of<text:tab/><text:tab/></text:span></text:p>
      <text:p text:style-name="P4"><text:span text:style-name="T2"><text:tab/></text:span><text:span text:style-name="T8">Signature :</text:span></text:p>
      <text:p text:style-name="P23">*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span text:style-name="T9">Lodged in the office of the Registrar of Companies &amp; </text:span><text:span text:style-name="T10">Businesses by</text:span></text:p>
            <text:p text:style-name="P12">Name:</text:p>
            <text:p text:style-name="P14">Address:</text:p>
            <text:p text:style-name="P15"><text:span text:style-name="T12">A/c No:<text:tab/></text:span><text:span text:style-name="T11">Tel No:</text:span></text:p>
            <text:p text:style-name="P16">Fax No: </text:p>
          </table:table-cell>
          <table:table-cell table:style-name="Table4.A1" office:value-type="string">
            <text:p text:style-name="P11">For Official Use</text:p>
            <text:p text:style-name="P17"><text:span text:style-name="T13">Date of Registration: </text:span><text:span text:style-name="T11">Receipt No:</text:span></text:p>
            <text:p text:style-name="P13">Checked By: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-0.07mm" fo:language="en" fo:country="US" fo:font-weight="bold" style:font-size-asian="11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85.61mm" fo:page-height="226.5mm" style:num-format="1" style:print-orientation="portrait" fo:margin-top="12.7mm" fo:margin-bottom="9.21mm" fo:margin-left="17.06mm" fo:margin-right="17.92mm" style:writing-mode="lr-tb" style:layout-grid-color="#c0c0c0" style:layout-grid-lines="2045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4</meta:editing-cycles>
    <meta:creation-date>2015-12-16T03:47:00</meta:creation-date>
    <dc:date>2016-01-12T18:11:14</dc:date>
    <meta:editing-duration>PT1M58S</meta:editing-duration>
    <meta:generator>LibreOffice/3.5$Linux_X86_64 LibreOffice_project/350m1$Build-2</meta:generator>
    <meta:document-statistic meta:table-count="1" meta:image-count="0" meta:object-count="0" meta:page-count="2" meta:paragraph-count="25" meta:word-count="152" meta:character-count="990" meta:non-whitespace-character-count="8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